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8088" calcext:value-type="float">
            <text:p>51.7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09-20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05-16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3-01-0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2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1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0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24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1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2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6583225806" calcext:value-type="float">
            <text:p>38.38965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30998857143" calcext:value-type="float">
            <text:p>39.1930998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7416" calcext:value-type="float">
            <text:p>38.5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2216774194" calcext:value-type="float">
            <text:p>38.3742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89552" calcext:value-type="float">
            <text:p>38.52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625625" calcext:value-type="float">
            <text:p>38.6262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88428387097" calcext:value-type="float">
            <text:p>38.3788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9152" calcext:value-type="float">
            <text:p>38.46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6810322581" calcext:value-type="float">
            <text:p>38.6696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50541935484" calcext:value-type="float">
            <text:p>38.595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9832258065" calcext:value-type="float">
            <text:p>38.481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2251034483" calcext:value-type="float">
            <text:p>38.67922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26941935484" calcext:value-type="float">
            <text:p>38.762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28525" calcext:value-type="float">
            <text:p>38.8582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34224" calcext:value-type="float">
            <text:p>38.86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35790967742" calcext:value-type="float">
            <text:p>38.7635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74136" calcext:value-type="float">
            <text:p>38.4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12171764706" calcext:value-type="float">
            <text:p>38.291217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31872" calcext:value-type="float">
            <text:p>38.35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96334545455" calcext:value-type="float">
            <text:p>37.79963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8686451613" calcext:value-type="float">
            <text:p>37.3808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0513548387" calcext:value-type="float">
            <text:p>37.0360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2766451613" calcext:value-type="float">
            <text:p>36.8352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83925" calcext:value-type="float">
            <text:p>37.5758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2024" calcext:value-type="float">
            <text:p>38.24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21052903226" calcext:value-type="float">
            <text:p>38.0821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6376" calcext:value-type="float">
            <text:p>37.8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35284705882" calcext:value-type="float">
            <text:p>37.823528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9682580645" calcext:value-type="float">
            <text:p>38.0549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1816" calcext:value-type="float">
            <text:p>37.9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52224516129" calcext:value-type="float">
            <text:p>38.2452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40425806452" calcext:value-type="float">
            <text:p>38.244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28570322581" calcext:value-type="float">
            <text:p>38.1728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81494285714" calcext:value-type="float">
            <text:p>38.09814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43316129032" calcext:value-type="float">
            <text:p>38.344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6495" calcext:value-type="float">
            <text:p>38.3436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78584" calcext:value-type="float">
            <text:p>38.28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9785806452" calcext:value-type="float">
            <text:p>38.1129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05632" calcext:value-type="float">
            <text:p>38.44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580625" calcext:value-type="float">
            <text:p>38.8358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03161290323" calcext:value-type="float">
            <text:p>39.400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7256" calcext:value-type="float">
            <text:p>39.66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31556129032" calcext:value-type="float">
            <text:p>39.6031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5656774194" calcext:value-type="float">
            <text:p>39.2215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6766451613" calcext:value-type="float">
            <text:p>39.2736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3022857143" calcext:value-type="float">
            <text:p>39.2123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70658064516" calcext:value-type="float">
            <text:p>39.327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635625" calcext:value-type="float">
            <text:p>39.4263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4168" calcext:value-type="float">
            <text:p>39.3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8732903226" calcext:value-type="float">
            <text:p>39.273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24312" calcext:value-type="float">
            <text:p>39.16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66295" calcext:value-type="float">
            <text:p>39.3266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64531612903" calcext:value-type="float">
            <text:p>39.0464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092" calcext:value-type="float">
            <text:p>38.70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1783225806" calcext:value-type="float">
            <text:p>38.3591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75419354839" calcext:value-type="float">
            <text:p>38.097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0443870968" calcext:value-type="float">
            <text:p>38.1970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93823448276" calcext:value-type="float">
            <text:p>38.22938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8629677419" calcext:value-type="float">
            <text:p>38.4538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3345" calcext:value-type="float">
            <text:p>38.4903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68776" calcext:value-type="float">
            <text:p>38.46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49215483871" calcext:value-type="float">
            <text:p>38.3449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4795" calcext:value-type="float">
            <text:p>38.364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0228" calcext:value-type="float">
            <text:p>38.4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74312258065" calcext:value-type="float">
            <text:p>38.6374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47872" calcext:value-type="float">
            <text:p>38.4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26201290323" calcext:value-type="float">
            <text:p>38.0226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78317419355" calcext:value-type="float">
            <text:p>37.6878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60505806452" calcext:value-type="float">
            <text:p>37.5460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14937142857" calcext:value-type="float">
            <text:p>37.64149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0227096774" calcext:value-type="float">
            <text:p>37.9990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41268571429" calcext:value-type="float">
            <text:p>38.2441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1544" calcext:value-type="float">
            <text:p>38.24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04281290323" calcext:value-type="float">
            <text:p>38.0104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96952" calcext:value-type="float">
            <text:p>38.09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15" calcext:value-type="float">
            <text:p>38.15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64456" calcext:value-type="float">
            <text:p>37.29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6606451613" calcext:value-type="float">
            <text:p>36.859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11728" calcext:value-type="float">
            <text:p>37.17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39425" calcext:value-type="float">
            <text:p>37.8253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9328571428" calcext:value-type="float">
            <text:p>38.21593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08727741936" calcext:value-type="float">
            <text:p>38.4708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6968516129" calcext:value-type="float">
            <text:p>38.6469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04041290323" calcext:value-type="float">
            <text:p>38.5804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63832" calcext:value-type="float">
            <text:p>38.01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809375" calcext:value-type="float">
            <text:p>38.0880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46784516129" calcext:value-type="float">
            <text:p>38.4646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88912" calcext:value-type="float">
            <text:p>38.77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11212903226" calcext:value-type="float">
            <text:p>38.591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1073548387" calcext:value-type="float">
            <text:p>38.6271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95070967742" calcext:value-type="float">
            <text:p>38.949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73642857143" calcext:value-type="float">
            <text:p>39.32736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68518709677" calcext:value-type="float">
            <text:p>39.2868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928775" calcext:value-type="float">
            <text:p>39.2592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3564" calcext:value-type="float">
            <text:p>39.1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9899354839" calcext:value-type="float">
            <text:p>39.0149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66656" calcext:value-type="float">
            <text:p>39.05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40872258065" calcext:value-type="float">
            <text:p>39.3140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0416" calcext:value-type="float">
            <text:p>40.54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67744516129" calcext:value-type="float">
            <text:p>40.756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3296" calcext:value-type="float">
            <text:p>40.55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649" calcext:value-type="float">
            <text:p>40.49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3252" calcext:value-type="float">
            <text:p>38.9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6484" calcext:value-type="float">
            <text:p>39.6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1348" calcext:value-type="float">
            <text:p>39.7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8844" calcext:value-type="float">
            <text:p>39.5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5332" calcext:value-type="float">
            <text:p>40.3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3876" calcext:value-type="float">
            <text:p>39.3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8244" calcext:value-type="float">
            <text:p>38.5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4364" calcext:value-type="float">
            <text:p>37.96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2356" calcext:value-type="float">
            <text:p>38.6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8452" calcext:value-type="float">
            <text:p>38.6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9636" calcext:value-type="float">
            <text:p>39.7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2452" calcext:value-type="float">
            <text:p>40.1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074" calcext:value-type="float">
            <text:p>40.2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458" calcext:value-type="float">
            <text:p>40.4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5668" calcext:value-type="float">
            <text:p>40.0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0916" calcext:value-type="float">
            <text:p>38.5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2652" calcext:value-type="float">
            <text:p>37.98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9164" calcext:value-type="float">
            <text:p>38.2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6572" calcext:value-type="float">
            <text:p>38.8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3824" calcext:value-type="float">
            <text:p>38.7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142" calcext:value-type="float">
            <text:p>38.03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236" calcext:value-type="float">
            <text:p>39.2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778" calcext:value-type="float">
            <text:p>39.3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1524" calcext:value-type="float">
            <text:p>38.1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186" calcext:value-type="float">
            <text:p>37.74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286" calcext:value-type="float">
            <text:p>38.1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0332" calcext:value-type="float">
            <text:p>38.4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9244" calcext:value-type="float">
            <text:p>38.9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5132" calcext:value-type="float">
            <text:p>38.7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7932" calcext:value-type="float">
            <text:p>38.3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7728" calcext:value-type="float">
            <text:p>38.7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4092" calcext:value-type="float">
            <text:p>38.07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762" calcext:value-type="float">
            <text:p>38.1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4508" calcext:value-type="float">
            <text:p>38.3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146" calcext:value-type="float">
            <text:p>38.3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0844" calcext:value-type="float">
            <text:p>40.2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694" calcext:value-type="float">
            <text:p>40.2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1972" calcext:value-type="float">
            <text:p>40.1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5004" calcext:value-type="float">
            <text:p>39.2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1412" calcext:value-type="float">
            <text:p>39.4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7988" calcext:value-type="float">
            <text:p>39.5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4668" calcext:value-type="float">
            <text:p>39.6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5148" calcext:value-type="float">
            <text:p>39.6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1923004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04" meta:object-count="0"/>
    <meta:user-defined meta:name="AppVersion">3.0</meta:user-defined>
  </office:meta>
</office:document-meta>
</file>